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854in" svg:height="4.8524in" svg:x="2.6075in" svg:y="1.5268in">
            <draw:object draw:notify-on-update-of-ranges="Sheet1.A1:Sheet1.A1 Sheet1.B2:Sheet1.B7 Sheet1.A2:Sheet1.A7 Sheet1.C1:Sheet1.C1 Sheet1.D2:Sheet1.D7 Sheet1.C2:Sheet1.C7 Sheet1.E1:Sheet1.E1 Sheet1.F2:Sheet1.F7 Sheet1.E2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Szukan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1" calcext:value-type="float">
            <text:p>1</text:p>
          </table:table-cell>
          <table:table-cell office:value-type="float" office:value="0.0106667" calcext:value-type="float">
            <text:p>0.0106667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66667" calcext:value-type="float">
            <text:p>0.00666667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0667" calcext:value-type="float">
            <text:p>0.100667</text:p>
          </table:table-cell>
          <table:table-cell office:value-type="float" office:value="100" calcext:value-type="float">
            <text:p>100</text:p>
          </table:table-cell>
          <table:table-cell office:value-type="float" office:value="0.228" calcext:value-type="float">
            <text:p>0.228</text:p>
          </table:table-cell>
          <table:table-cell office:value-type="float" office:value="100" calcext:value-type="float">
            <text:p>100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585" calcext:value-type="float">
            <text:p>8.585</text:p>
          </table:table-cell>
          <table:table-cell office:value-type="float" office:value="1000" calcext:value-type="float">
            <text:p>1000</text:p>
          </table:table-cell>
          <table:table-cell office:value-type="float" office:value="9.77967" calcext:value-type="float">
            <text:p>9.77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751" calcext:value-type="float">
            <text:p>0.07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10.136" calcext:value-type="float">
            <text:p>710.13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8.59" calcext:value-type="float">
            <text:p>1008.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9852.6" calcext:value-type="float">
            <text:p>99852.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1923" calcext:value-type="float">
            <text:p>181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1468" calcext:value-type="float">
            <text:p>7.1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6:07:02.080917720</dc:date>
    <meta:document-statistic meta:table-count="1" meta:cell-count="3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16cm" svg:height="12.326cm" xlink:href=".." xlink:type="simple" chart:class="chart:scatter" chart:style-name="ch1">
        <chart:title svg:x="9.527cm" svg:y="0.382cm" chart:style-name="ch2">
          <text:p>Drzewo binarne</text:p>
        </chart:title>
        <chart:subtitle svg:x="9.58cm" svg:y="1.433cm" chart:style-name="ch3">
          <text:p>z balansowaniem</text:p>
        </chart:subtitle>
        <chart:legend svg:x="14.152cm" svg:y="0.466cm" style:legend-expansion="custom" chartooo:width="5.182cm" chartooo:height="2.181cm" style:legend-expansion-aspect-ratio="2.37597432370472" chart:style-name="ch4"/>
        <chart:plot-area chart:style-name="ch5" table:cell-range-address="Sheet1.A1:Sheet1.A7 Sheet1.B2:Sheet1.B7 Sheet1.C1:Sheet1.C1 Sheet1.D2:Sheet1.D7 Sheet1.E1:Sheet1.E1 Sheet1.F2:Sheet1.F7" chart:data-source-has-labels="row" svg:x="1.457cm" svg:y="2.388cm" svg:width="20.413cm" svg:height="8.711cm">
          <chartooo:coordinate-region svg:x="3.004cm" svg:y="2.588cm" svg:width="18.309cm" svg:height="7.864cm"/>
          <chart:axis chart:dimension="x" chart:name="primary-x" chart:style-name="ch6">
            <chart:title svg:x="10.561cm" svg:y="11.345cm" chart:style-name="ch7">
              <text:p>Liczba danych</text:p>
            </chart:title>
          </chart:axis>
          <chart:axis chart:dimension="y" chart:name="primary-y" chart:style-name="ch8">
            <chart:title svg:x="0.451cm" svg:y="8.322cm" chart:style-name="ch9">
              <text:p>Czas wykonania [ms]</text:p>
            </chart:title>
            <chart:grid chart:style-name="ch10" chart:class="major"/>
          </chart:axis>
          <chart:series chart:style-name="ch11" chart:values-cell-range-address="Sheet1.B2:Sheet1.B7" chart:label-cell-address="Sheet1.A1:Sheet1.A1" chart:class="chart:scatter">
            <chart:domain table:cell-range-address="Sheet1.A2:Sheet1.A7"/>
            <chart:data-point chart:repeated="6"/>
          </chart:series>
          <chart:series chart:style-name="ch12" chart:values-cell-range-address="Sheet1.D2:Sheet1.D7" chart:label-cell-address="Sheet1.C1:Sheet1.C1" chart:class="chart:scatter">
            <chart:domain table:cell-range-address="Sheet1.C2:Sheet1.C7"/>
            <chart:data-point chart:repeated="6"/>
          </chart:series>
          <chart:series chart:style-name="ch13" chart:values-cell-range-address="Sheet1.F2:Sheet1.F7" chart:label-cell-address="Sheet1.E1:Sheet1.E1" chart:class="chart:scatter">
            <chart:domain table:cell-range-address="Sheet1.E2:Sheet1.E7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dawanie (dane rosnące)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dawanie (dane losowe)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zukani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0.00833333">
                <text:p>0.00833333</text:p>
                <draw:g>
                  <svg:desc>Sheet1.B2:Sheet1.B7</svg:desc>
                </draw:g>
              </table:table-cell>
              <table:table-cell office:value-type="float" office:value="1">
                <text:p>1</text:p>
                <draw:g>
                  <svg:desc>Sheet1.C2:Sheet1.C7</svg:desc>
                </draw:g>
              </table:table-cell>
              <table:table-cell office:value-type="float" office:value="0.0106667">
                <text:p>0.0106667</text:p>
                <draw:g>
                  <svg:desc>Sheet1.D2:Sheet1.D7</svg:desc>
                </draw:g>
              </table:table-cell>
              <table:table-cell office:value-type="float" office:value="1">
                <text:p>1</text:p>
                <draw:g>
                  <svg:desc>Sheet1.E2:Sheet1.E7</svg:desc>
                </draw:g>
              </table:table-cell>
              <table:table-cell office:value-type="float" office:value="0.0001">
                <text:p>0.0001</text:p>
                <draw:g>
                  <svg:desc>Sheet1.F2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66667">
                <text:p>0.00666667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00667">
                <text:p>0.100667</text:p>
              </table:table-cell>
              <table:table-cell office:value-type="float" office:value="100">
                <text:p>100</text:p>
              </table:table-cell>
              <table:table-cell office:value-type="float" office:value="0.228">
                <text:p>0.228</text:p>
              </table:table-cell>
              <table:table-cell office:value-type="float" office:value="100">
                <text:p>10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.585">
                <text:p>8.585</text:p>
              </table:table-cell>
              <table:table-cell office:value-type="float" office:value="1000">
                <text:p>1000</text:p>
              </table:table-cell>
              <table:table-cell office:value-type="float" office:value="9.77967">
                <text:p>9.77967</text:p>
              </table:table-cell>
              <table:table-cell office:value-type="float" office:value="1000">
                <text:p>1000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710.136">
                <text:p>710.136</text:p>
              </table:table-cell>
              <table:table-cell office:value-type="float" office:value="10000">
                <text:p>10000</text:p>
              </table:table-cell>
              <table:table-cell office:value-type="float" office:value="1008.59">
                <text:p>1008.59</text:p>
              </table:table-cell>
              <table:table-cell office:value-type="float" office:value="10000">
                <text:p>10000</text:p>
              </table:table-cell>
              <table:table-cell office:value-type="float" office:value="0.5504">
                <text:p>0.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99852.6">
                <text:p>99852.6</text:p>
              </table:table-cell>
              <table:table-cell office:value-type="float" office:value="100000">
                <text:p>100000</text:p>
              </table:table-cell>
              <table:table-cell office:value-type="float" office:value="181923">
                <text:p>181923</text:p>
              </table:table-cell>
              <table:table-cell office:value-type="float" office:value="100000">
                <text:p>100000</text:p>
              </table:table-cell>
              <table:table-cell office:value-type="float" office:value="7.1468">
                <text:p>7.1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